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66ff00"/>
    </style:style>
    <style:style style:name="ce5" style:family="table-cell" style:parent-style-name="Default" style:data-style-name="N11">
      <style:table-cell-properties fo:background-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che size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ccess time(ns)</text:p>
          </table:table-cell>
          <table:table-cell office:value-type="string" calcext:value-type="string">
            <text:p>dynamic energy(NJ)</text:p>
          </table:table-cell>
          <table:table-cell office:value-type="string" calcext:value-type="string">
            <text:p>leakage energy(NW)</text:p>
          </table:table-cell>
          <table:table-cell office:value-type="string" calcext:value-type="string">
            <text:p>tag bits</text:p>
          </table:table-cell>
          <table:table-cell table:style-name="ce2" office:value-type="string" calcext:value-type="string">
            <text:p>area efficency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associativity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11" calcext:value-type="float">
            <text:p>0.881711</text:p>
          </table:table-cell>
          <table:table-cell office:value-type="float" office:value="0.138298" calcext:value-type="float">
            <text:p>0.138298</text:p>
          </table:table-cell>
          <table:table-cell office:value-type="float" office:value="47.4977" calcext:value-type="float">
            <text:p>47.4977</text:p>
          </table:table-cell>
          <table:table-cell office:value-type="float" office:value="40" calcext:value-type="float">
            <text:p>40</text:p>
          </table:table-cell>
          <table:table-cell office:value-type="percentage" office:value="0.544644" calcext:value-type="percentage">
            <text:p>54.46%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57" calcext:value-type="float">
            <text:p>0.881757</text:p>
          </table:table-cell>
          <table:table-cell office:value-type="float" office:value="0.138259" calcext:value-type="float">
            <text:p>0.138259</text:p>
          </table:table-cell>
          <table:table-cell office:value-type="float" office:value="47.9656" calcext:value-type="float">
            <text:p>47.9656</text:p>
          </table:table-cell>
          <table:table-cell office:value-type="float" office:value="40" calcext:value-type="float">
            <text:p>40</text:p>
          </table:table-cell>
          <table:table-cell office:value-type="percentage" office:value="0.544014" calcext:value-type="percentage">
            <text:p>54.40%</text:p>
          </table:table-cell>
          <table:table-cell office:value-type="string" calcext:value-type="string">
            <text:p>RAND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04993" calcext:value-type="float">
            <text:p>0.804993</text:p>
          </table:table-cell>
          <table:table-cell office:value-type="float" office:value="0.116992" calcext:value-type="float">
            <text:p>0.116992</text:p>
          </table:table-cell>
          <table:table-cell office:value-type="float" office:value="46.0002" calcext:value-type="float">
            <text:p>46.0002</text:p>
          </table:table-cell>
          <table:table-cell office:value-type="float" office:value="40" calcext:value-type="float">
            <text:p>40</text:p>
          </table:table-cell>
          <table:table-cell office:value-type="percentage" office:value="0.496553" calcext:value-type="percentage">
            <text:p>49.66%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17725" calcext:value-type="float">
            <text:p>0.17725</text:p>
          </table:table-cell>
          <table:table-cell office:value-type="float" office:value="91.7175" calcext:value-type="float">
            <text:p>91.7175</text:p>
          </table:table-cell>
          <table:table-cell office:value-type="float" office:value="40" calcext:value-type="float">
            <text:p>40</text:p>
          </table:table-cell>
          <table:table-cell office:value-type="percentage" office:value="0.630303" calcext:value-type="percentage">
            <text:p>63.03%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1449" calcext:value-type="float">
            <text:p>0.911449</text:p>
          </table:table-cell>
          <table:table-cell office:value-type="float" office:value="0.17736" calcext:value-type="float">
            <text:p>0.17736</text:p>
          </table:table-cell>
          <table:table-cell office:value-type="float" office:value="92.5344" calcext:value-type="float">
            <text:p>92.5344</text:p>
          </table:table-cell>
          <table:table-cell office:value-type="float" office:value="40" calcext:value-type="float">
            <text:p>40</text:p>
          </table:table-cell>
          <table:table-cell office:value-type="percentage" office:value="0.62984" calcext:value-type="percentage">
            <text:p>62.98%</text:p>
          </table:table-cell>
          <table:table-cell office:value-type="string" calcext:value-type="string">
            <text:p>RAND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09948" calcext:value-type="float">
            <text:p>1.09948</text:p>
          </table:table-cell>
          <table:table-cell office:value-type="float" office:value="0.173554" calcext:value-type="float">
            <text:p>0.173554</text:p>
          </table:table-cell>
          <table:table-cell office:value-type="float" office:value="89.2326" calcext:value-type="float">
            <text:p>89.2326</text:p>
          </table:table-cell>
          <table:table-cell office:value-type="float" office:value="40" calcext:value-type="float">
            <text:p>40</text:p>
          </table:table-cell>
          <table:table-cell office:value-type="percentage" office:value="0.592401" calcext:value-type="percentage">
            <text:p>59.24%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292" calcext:value-type="float">
            <text:p>1.22292</text:p>
          </table:table-cell>
          <table:table-cell office:value-type="float" office:value="0.28797" calcext:value-type="float">
            <text:p>0.28797</text:p>
          </table:table-cell>
          <table:table-cell office:value-type="float" office:value="172.281" calcext:value-type="float">
            <text:p>172.281</text:p>
          </table:table-cell>
          <table:table-cell office:value-type="float" office:value="40" calcext:value-type="float">
            <text:p>40</text:p>
          </table:table-cell>
          <table:table-cell office:value-type="percentage" office:value="0.669153" calcext:value-type="percentage">
            <text:p>66.92%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297" calcext:value-type="float">
            <text:p>1.22297</text:p>
          </table:table-cell>
          <table:table-cell office:value-type="float" office:value="0.287296" calcext:value-type="float">
            <text:p>0.287296</text:p>
          </table:table-cell>
          <table:table-cell office:value-type="float" office:value="172.391" calcext:value-type="float">
            <text:p>172.391</text:p>
          </table:table-cell>
          <table:table-cell office:value-type="float" office:value="40" calcext:value-type="float">
            <text:p>40</text:p>
          </table:table-cell>
          <table:table-cell office:value-type="percentage" office:value="0.6687" calcext:value-type="percentage">
            <text:p>66.87%</text:p>
          </table:table-cell>
          <table:table-cell office:value-type="string" calcext:value-type="string">
            <text:p>RAND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562" calcext:value-type="float">
            <text:p>1.22562</text:p>
          </table:table-cell>
          <table:table-cell office:value-type="float" office:value="0.290165" calcext:value-type="float">
            <text:p>0.290165</text:p>
          </table:table-cell>
          <table:table-cell office:value-type="float" office:value="173.991" calcext:value-type="float">
            <text:p>173.991</text:p>
          </table:table-cell>
          <table:table-cell office:value-type="float" office:value="40" calcext:value-type="float">
            <text:p>40</text:p>
          </table:table-cell>
          <table:table-cell office:value-type="percentage" office:value="0.667468" calcext:value-type="percentage">
            <text:p>66.75%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4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11" calcext:value-type="float">
            <text:p>0.881711</text:p>
          </table:table-cell>
          <table:table-cell office:value-type="float" office:value="0.139389" calcext:value-type="float">
            <text:p>0.139389</text:p>
          </table:table-cell>
          <table:table-cell office:value-type="float" office:value="49.0998" calcext:value-type="float">
            <text:p>49.0998</text:p>
          </table:table-cell>
          <table:table-cell office:value-type="float" office:value="40" calcext:value-type="float">
            <text:p>40</text:p>
          </table:table-cell>
          <table:table-cell office:value-type="percentage" office:value="0.544644" calcext:value-type="percentage">
            <text:p>54.46%</text:p>
          </table:table-cell>
          <table:table-cell office:value-type="string" calcext:value-type="string">
            <text:p>FI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57" calcext:value-type="float">
            <text:p>0.881757</text:p>
          </table:table-cell>
          <table:table-cell office:value-type="float" office:value="0.138728" calcext:value-type="float">
            <text:p>0.138728</text:p>
          </table:table-cell>
          <table:table-cell office:value-type="float" office:value="48.8576" calcext:value-type="float">
            <text:p>48.8576</text:p>
          </table:table-cell>
          <table:table-cell office:value-type="float" office:value="34" calcext:value-type="float">
            <text:p>34</text:p>
          </table:table-cell>
          <table:table-cell office:value-type="percentage" office:value="0.544014" calcext:value-type="percentage">
            <text:p>54.40%</text:p>
          </table:table-cell>
          <table:table-cell office:value-type="string" calcext:value-type="string">
            <text:p>FIF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04993" calcext:value-type="float">
            <text:p>0.804993</text:p>
          </table:table-cell>
          <table:table-cell office:value-type="float" office:value="0.116992" calcext:value-type="float">
            <text:p>0.116992</text:p>
          </table:table-cell>
          <table:table-cell office:value-type="float" office:value="46.0002" calcext:value-type="float">
            <text:p>46.0002</text:p>
          </table:table-cell>
          <table:table-cell office:value-type="float" office:value="26" calcext:value-type="float">
            <text:p>26</text:p>
          </table:table-cell>
          <table:table-cell office:value-type="percentage" office:value="0.496553" calcext:value-type="percentage">
            <text:p>49.66%</text:p>
          </table:table-cell>
          <table:table-cell office:value-type="string" calcext:value-type="string">
            <text:p>FIF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5022" calcext:value-type="float">
            <text:p>1.25022</text:p>
          </table:table-cell>
          <table:table-cell office:value-type="float" office:value="0.148027" calcext:value-type="float">
            <text:p>0.148027</text:p>
          </table:table-cell>
          <table:table-cell office:value-type="float" office:value="45.2078" calcext:value-type="float">
            <text:p>45.2078</text:p>
          </table:table-cell>
          <table:table-cell office:value-type="float" office:value="10" calcext:value-type="float">
            <text:p>10</text:p>
          </table:table-cell>
          <table:table-cell office:value-type="percentage" office:value="0.386953" calcext:value-type="percentage">
            <text:p>38.70%</text:p>
          </table:table-cell>
          <table:table-cell office:value-type="string" calcext:value-type="string">
            <text:p>FIFO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175649" calcext:value-type="float">
            <text:p>0.175649</text:p>
          </table:table-cell>
          <table:table-cell office:value-type="float" office:value="89.4274" calcext:value-type="float">
            <text:p>89.4274</text:p>
          </table:table-cell>
          <table:table-cell office:value-type="float" office:value="40" calcext:value-type="float">
            <text:p>40</text:p>
          </table:table-cell>
          <table:table-cell office:value-type="percentage" office:value="0.630303" calcext:value-type="percentage">
            <text:p>63.03%</text:p>
          </table:table-cell>
          <table:table-cell office:value-type="string" calcext:value-type="string">
            <text:p>FI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1449" calcext:value-type="float">
            <text:p>0.911449</text:p>
          </table:table-cell>
          <table:table-cell office:value-type="float" office:value="0.178398" calcext:value-type="float">
            <text:p>0.178398</text:p>
          </table:table-cell>
          <table:table-cell office:value-type="float" office:value="93.5555" calcext:value-type="float">
            <text:p>93.5555</text:p>
          </table:table-cell>
          <table:table-cell office:value-type="float" office:value="34" calcext:value-type="float">
            <text:p>34</text:p>
          </table:table-cell>
          <table:table-cell office:value-type="percentage" office:value="0.62984" calcext:value-type="percentage">
            <text:p>62.98%</text:p>
          </table:table-cell>
          <table:table-cell office:value-type="string" calcext:value-type="string">
            <text:p>FIF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09948" calcext:value-type="float">
            <text:p>1.09948</text:p>
          </table:table-cell>
          <table:table-cell office:value-type="float" office:value="0.173554" calcext:value-type="float">
            <text:p>0.173554</text:p>
          </table:table-cell>
          <table:table-cell office:value-type="float" office:value="89.2326" calcext:value-type="float">
            <text:p>89.2326</text:p>
          </table:table-cell>
          <table:table-cell office:value-type="float" office:value="26" calcext:value-type="float">
            <text:p>26</text:p>
          </table:table-cell>
          <table:table-cell office:value-type="percentage" office:value="0.592401" calcext:value-type="percentage">
            <text:p>59.24%</text:p>
          </table:table-cell>
          <table:table-cell office:value-type="string" calcext:value-type="string">
            <text:p>FIF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39035" calcext:value-type="float">
            <text:p>1.39035</text:p>
          </table:table-cell>
          <table:table-cell office:value-type="float" office:value="0.187529" calcext:value-type="float">
            <text:p>0.187529</text:p>
          </table:table-cell>
          <table:table-cell office:value-type="float" office:value="85.7568" calcext:value-type="float">
            <text:p>85.7568</text:p>
          </table:table-cell>
          <table:table-cell office:value-type="float" office:value="10" calcext:value-type="float">
            <text:p>10</text:p>
          </table:table-cell>
          <table:table-cell office:value-type="percentage" office:value="0.516855" calcext:value-type="percentage">
            <text:p>51.69%</text:p>
          </table:table-cell>
          <table:table-cell office:value-type="string" calcext:value-type="string">
            <text:p>FIFO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292" calcext:value-type="float">
            <text:p>1.22292</text:p>
          </table:table-cell>
          <table:table-cell office:value-type="float" office:value="0.291151" calcext:value-type="float">
            <text:p>0.291151</text:p>
          </table:table-cell>
          <table:table-cell office:value-type="float" office:value="177.98" calcext:value-type="float">
            <text:p>177.98</text:p>
          </table:table-cell>
          <table:table-cell office:value-type="float" office:value="40" calcext:value-type="float">
            <text:p>40</text:p>
          </table:table-cell>
          <table:table-cell office:value-type="percentage" office:value="0.669153" calcext:value-type="percentage">
            <text:p>66.92%</text:p>
          </table:table-cell>
          <table:table-cell office:value-type="string" calcext:value-type="string">
            <text:p>FI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297" calcext:value-type="float">
            <text:p>1.22297</text:p>
          </table:table-cell>
          <table:table-cell office:value-type="float" office:value="0.290048" calcext:value-type="float">
            <text:p>0.290048</text:p>
          </table:table-cell>
          <table:table-cell office:value-type="float" office:value="176.97" calcext:value-type="float">
            <text:p>176.97</text:p>
          </table:table-cell>
          <table:table-cell office:value-type="float" office:value="34" calcext:value-type="float">
            <text:p>34</text:p>
          </table:table-cell>
          <table:table-cell office:value-type="percentage" office:value="0.6687" calcext:value-type="percentage">
            <text:p>66.87%</text:p>
          </table:table-cell>
          <table:table-cell office:value-type="string" calcext:value-type="string">
            <text:p>FIF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562" calcext:value-type="float">
            <text:p>1.22562</text:p>
          </table:table-cell>
          <table:table-cell office:value-type="float" office:value="0.290165" calcext:value-type="float">
            <text:p>0.290165</text:p>
          </table:table-cell>
          <table:table-cell office:value-type="float" office:value="173.991" calcext:value-type="float">
            <text:p>173.991</text:p>
          </table:table-cell>
          <table:table-cell office:value-type="float" office:value="16" calcext:value-type="float">
            <text:p>16</text:p>
          </table:table-cell>
          <table:table-cell office:value-type="percentage" office:value="0.667468" calcext:value-type="percentage">
            <text:p>66.75%</text:p>
          </table:table-cell>
          <table:table-cell office:value-type="string" calcext:value-type="string">
            <text:p>FIF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33422" calcext:value-type="float">
            <text:p>1.33422</text:p>
          </table:table-cell>
          <table:table-cell office:value-type="float" office:value="0.31497" calcext:value-type="float">
            <text:p>0.31497</text:p>
          </table:table-cell>
          <table:table-cell office:value-type="float" office:value="174.764" calcext:value-type="float">
            <text:p>174.764</text:p>
          </table:table-cell>
          <table:table-cell office:value-type="float" office:value="10" calcext:value-type="float">
            <text:p>10</text:p>
          </table:table-cell>
          <table:table-cell office:value-type="percentage" office:value="0.533228" calcext:value-type="percentage">
            <text:p>53.32%</text:p>
          </table:table-cell>
          <table:table-cell office:value-type="string" calcext:value-type="string">
            <text:p>FIFO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11" calcext:value-type="float">
            <text:p>0.881711</text:p>
          </table:table-cell>
          <table:table-cell office:value-type="float" office:value="0.13909" calcext:value-type="float">
            <text:p>0.13909</text:p>
          </table:table-cell>
          <table:table-cell office:value-type="float" office:value="48.7365" calcext:value-type="float">
            <text:p>48.7365</text:p>
          </table:table-cell>
          <table:table-cell office:value-type="float" office:value="34" calcext:value-type="float">
            <text:p>34</text:p>
          </table:table-cell>
          <table:table-cell office:value-type="percentage" office:value="0.544644" calcext:value-type="percentage">
            <text:p>54.46%</text:p>
          </table:table-cell>
          <table:table-cell office:value-type="string" calcext:value-type="string">
            <text:p>L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57" calcext:value-type="float">
            <text:p>0.881757</text:p>
          </table:table-cell>
          <table:table-cell office:value-type="float" office:value="0.137035" calcext:value-type="float">
            <text:p>0.137035</text:p>
          </table:table-cell>
          <table:table-cell office:value-type="float" office:value="46.2529" calcext:value-type="float">
            <text:p>46.2529</text:p>
          </table:table-cell>
          <table:table-cell office:value-type="float" office:value="10" calcext:value-type="float">
            <text:p>10</text:p>
          </table:table-cell>
          <table:table-cell office:value-type="percentage" office:value="0.544014" calcext:value-type="percentage">
            <text:p>54.40%</text:p>
          </table:table-cell>
          <table:table-cell office:value-type="string" calcext:value-type="string">
            <text:p>LRU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178832" calcext:value-type="float">
            <text:p>0.178832</text:p>
          </table:table-cell>
          <table:table-cell office:value-type="float" office:value="93.4338" calcext:value-type="float">
            <text:p>93.4338</text:p>
          </table:table-cell>
          <table:table-cell office:value-type="float" office:value="34" calcext:value-type="float">
            <text:p>34</text:p>
          </table:table-cell>
          <table:table-cell office:value-type="percentage" office:value="0.630303" calcext:value-type="percentage">
            <text:p>63.03%</text:p>
          </table:table-cell>
          <table:table-cell office:value-type="string" calcext:value-type="string">
            <text:p>L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1449" calcext:value-type="float">
            <text:p>0.911449</text:p>
          </table:table-cell>
          <table:table-cell office:value-type="float" office:value="0.175289" calcext:value-type="float">
            <text:p>0.175289</text:p>
          </table:table-cell>
          <table:table-cell office:value-type="float" office:value="89.5235" calcext:value-type="float">
            <text:p>89.5235</text:p>
          </table:table-cell>
          <table:table-cell office:value-type="float" office:value="10" calcext:value-type="float">
            <text:p>10</text:p>
          </table:table-cell>
          <table:table-cell office:value-type="percentage" office:value="0.62984" calcext:value-type="percentage">
            <text:p>62.98%</text:p>
          </table:table-cell>
          <table:table-cell office:value-type="string" calcext:value-type="string">
            <text:p>LRU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292" calcext:value-type="float">
            <text:p>1.22292</text:p>
          </table:table-cell>
          <table:table-cell office:value-type="float" office:value="0.290805" calcext:value-type="float">
            <text:p>0.290805</text:p>
          </table:table-cell>
          <table:table-cell office:value-type="float" office:value="176.8" calcext:value-type="float">
            <text:p>176.8</text:p>
          </table:table-cell>
          <table:table-cell office:value-type="float" office:value="34" calcext:value-type="float">
            <text:p>34</text:p>
          </table:table-cell>
          <table:table-cell office:value-type="percentage" office:value="0.669153" calcext:value-type="percentage">
            <text:p>66.92%</text:p>
          </table:table-cell>
          <table:table-cell office:value-type="string" calcext:value-type="string">
            <text:p>L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297" calcext:value-type="float">
            <text:p>1.22297</text:p>
          </table:table-cell>
          <table:table-cell office:value-type="float" office:value="0.283791" calcext:value-type="float">
            <text:p>0.283791</text:p>
          </table:table-cell>
          <table:table-cell office:value-type="float" office:value="168.351" calcext:value-type="float">
            <text:p>168.351</text:p>
          </table:table-cell>
          <table:table-cell office:value-type="float" office:value="10" calcext:value-type="float">
            <text:p>10</text:p>
          </table:table-cell>
          <table:table-cell office:value-type="percentage" office:value="0.6687" calcext:value-type="percentage">
            <text:p>66.87%</text:p>
          </table:table-cell>
          <table:table-cell office:value-type="string" calcext:value-type="string">
            <text:p>LRU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11" calcext:value-type="float">
            <text:p>0.881711</text:p>
          </table:table-cell>
          <table:table-cell office:value-type="float" office:value="0.139389" calcext:value-type="float">
            <text:p>0.139389</text:p>
          </table:table-cell>
          <table:table-cell office:value-type="float" office:value="49.0998" calcext:value-type="float">
            <text:p>49.0998</text:p>
          </table:table-cell>
          <table:table-cell office:value-type="float" office:value="38" calcext:value-type="float">
            <text:p>38</text:p>
          </table:table-cell>
          <table:table-cell office:value-type="percentage" office:value="0.544644" calcext:value-type="percentage">
            <text:p>54.46%</text:p>
          </table:table-cell>
          <table:table-cell office:value-type="string" calcext:value-type="string">
            <text:p>PLR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57" calcext:value-type="float">
            <text:p>0.881757</text:p>
          </table:table-cell>
          <table:table-cell office:value-type="float" office:value="0.138259" calcext:value-type="float">
            <text:p>0.138259</text:p>
          </table:table-cell>
          <table:table-cell office:value-type="float" office:value="47.9656" calcext:value-type="float">
            <text:p>47.9656</text:p>
          </table:table-cell>
          <table:table-cell office:value-type="float" office:value="26" calcext:value-type="float">
            <text:p>26</text:p>
          </table:table-cell>
          <table:table-cell office:value-type="percentage" office:value="0.544014" calcext:value-type="percentage">
            <text:p>54.40%</text:p>
          </table:table-cell>
          <table:table-cell office:value-type="string" calcext:value-type="string">
            <text:p>PLR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04993" calcext:value-type="float">
            <text:p>0.804993</text:p>
          </table:table-cell>
          <table:table-cell office:value-type="float" office:value="0.115569" calcext:value-type="float">
            <text:p>0.115569</text:p>
          </table:table-cell>
          <table:table-cell office:value-type="float" office:value="44.2455" calcext:value-type="float">
            <text:p>44.2455</text:p>
          </table:table-cell>
          <table:table-cell office:value-type="float" office:value="10" calcext:value-type="float">
            <text:p>10</text:p>
          </table:table-cell>
          <table:table-cell office:value-type="percentage" office:value="0.496553" calcext:value-type="percentage">
            <text:p>49.66%</text:p>
          </table:table-cell>
          <table:table-cell office:value-type="string" calcext:value-type="string">
            <text:p>PLRU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179392" calcext:value-type="float">
            <text:p>0.179392</text:p>
          </table:table-cell>
          <table:table-cell office:value-type="float" office:value="94.0379" calcext:value-type="float">
            <text:p>94.0379</text:p>
          </table:table-cell>
          <table:table-cell office:value-type="float" office:value="38" calcext:value-type="float">
            <text:p>38</text:p>
          </table:table-cell>
          <table:table-cell office:value-type="percentage" office:value="0.630303" calcext:value-type="percentage">
            <text:p>63.03%</text:p>
          </table:table-cell>
          <table:table-cell office:value-type="string" calcext:value-type="string">
            <text:p>PLR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1449" calcext:value-type="float">
            <text:p>0.911449</text:p>
          </table:table-cell>
          <table:table-cell office:value-type="float" office:value="0.17736" calcext:value-type="float">
            <text:p>0.17736</text:p>
          </table:table-cell>
          <table:table-cell office:value-type="float" office:value="92.5344" calcext:value-type="float">
            <text:p>92.5344</text:p>
          </table:table-cell>
          <table:table-cell office:value-type="float" office:value="26" calcext:value-type="float">
            <text:p>26</text:p>
          </table:table-cell>
          <table:table-cell office:value-type="percentage" office:value="0.62984" calcext:value-type="percentage">
            <text:p>62.98%</text:p>
          </table:table-cell>
          <table:table-cell office:value-type="string" calcext:value-type="string">
            <text:p>PLR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09948" calcext:value-type="float">
            <text:p>1.09948</text:p>
          </table:table-cell>
          <table:table-cell office:value-type="float" office:value="0.171162" calcext:value-type="float">
            <text:p>0.171162</text:p>
          </table:table-cell>
          <table:table-cell office:value-type="float" office:value="86.1842" calcext:value-type="float">
            <text:p>86.1842</text:p>
          </table:table-cell>
          <table:table-cell office:value-type="float" office:value="10" calcext:value-type="float">
            <text:p>10</text:p>
          </table:table-cell>
          <table:table-cell office:value-type="percentage" office:value="0.592401" calcext:value-type="percentage">
            <text:p>59.24%</text:p>
          </table:table-cell>
          <table:table-cell office:value-type="string" calcext:value-type="string">
            <text:p>PLRUm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292" calcext:value-type="float">
            <text:p>1.22292</text:p>
          </table:table-cell>
          <table:table-cell office:value-type="float" office:value="0.291151" calcext:value-type="float">
            <text:p>0.291151</text:p>
          </table:table-cell>
          <table:table-cell office:value-type="float" office:value="177.98" calcext:value-type="float">
            <text:p>177.98</text:p>
          </table:table-cell>
          <table:table-cell office:value-type="float" office:value="38" calcext:value-type="float">
            <text:p>38</text:p>
          </table:table-cell>
          <table:table-cell office:value-type="percentage" office:value="0.669153" calcext:value-type="percentage">
            <text:p>66.92%</text:p>
          </table:table-cell>
          <table:table-cell office:value-type="string" calcext:value-type="string">
            <text:p>PLR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297" calcext:value-type="float">
            <text:p>1.22297</text:p>
          </table:table-cell>
          <table:table-cell office:value-type="float" office:value="0.288444" calcext:value-type="float">
            <text:p>0.288444</text:p>
          </table:table-cell>
          <table:table-cell office:value-type="float" office:value="173.593" calcext:value-type="float">
            <text:p>173.593</text:p>
          </table:table-cell>
          <table:table-cell office:value-type="float" office:value="26" calcext:value-type="float">
            <text:p>26</text:p>
          </table:table-cell>
          <table:table-cell office:value-type="percentage" office:value="0.6687" calcext:value-type="percentage">
            <text:p>66.87%</text:p>
          </table:table-cell>
          <table:table-cell office:value-type="string" calcext:value-type="string">
            <text:p>PLR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1.22562" calcext:value-type="float">
            <text:p>1.22562</text:p>
          </table:table-cell>
          <table:table-cell office:value-type="float" office:value="0.285318" calcext:value-type="float">
            <text:p>0.285318</text:p>
          </table:table-cell>
          <table:table-cell office:value-type="float" office:value="168.717" calcext:value-type="float">
            <text:p>168.717</text:p>
          </table:table-cell>
          <table:table-cell office:value-type="float" office:value="10" calcext:value-type="float">
            <text:p>10</text:p>
          </table:table-cell>
          <table:table-cell office:value-type="percentage" office:value="0.667468" calcext:value-type="percentage">
            <text:p>66.75%</text:p>
          </table:table-cell>
          <table:table-cell office:value-type="string" calcext:value-type="string">
            <text:p>PLRUm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11" calcext:value-type="float">
            <text:p>0.881711</text:p>
          </table:table-cell>
          <table:table-cell office:value-type="float" office:value="0.139682" calcext:value-type="float">
            <text:p>0.139682</text:p>
          </table:table-cell>
          <table:table-cell office:value-type="float" office:value="49.4614" calcext:value-type="float">
            <text:p>49.4614</text:p>
          </table:table-cell>
          <table:table-cell office:value-type="float" office:value="41" calcext:value-type="float">
            <text:p>41</text:p>
          </table:table-cell>
          <table:table-cell office:value-type="percentage" office:value="0.544644" calcext:value-type="percentage">
            <text:p>54.46%</text:p>
          </table:table-cell>
          <table:table-cell office:value-type="string" calcext:value-type="string">
            <text:p>1-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81757" calcext:value-type="float">
            <text:p>0.881757</text:p>
          </table:table-cell>
          <table:table-cell office:value-type="float" office:value="0.139034" calcext:value-type="float">
            <text:p>0.139034</text:p>
          </table:table-cell>
          <table:table-cell office:value-type="float" office:value="49.2258" calcext:value-type="float">
            <text:p>49.2258</text:p>
          </table:table-cell>
          <table:table-cell office:value-type="float" office:value="38" calcext:value-type="float">
            <text:p>38</text:p>
          </table:table-cell>
          <table:table-cell office:value-type="percentage" office:value="0.544014" calcext:value-type="percentage">
            <text:p>54.40%</text:p>
          </table:table-cell>
          <table:table-cell office:value-type="string" calcext:value-type="string">
            <text:p>1-b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0.032" calcext:value-type="float">
            <text:p>0.032</text:p>
          </table:table-cell>
          <table:table-cell office:value-type="float" office:value="0.804993" calcext:value-type="float">
            <text:p>0.804993</text:p>
          </table:table-cell>
          <table:table-cell office:value-type="float" office:value="0.117486" calcext:value-type="float">
            <text:p>0.117486</text:p>
          </table:table-cell>
          <table:table-cell office:value-type="float" office:value="46.9079" calcext:value-type="float">
            <text:p>46.9079</text:p>
          </table:table-cell>
          <table:table-cell office:value-type="float" office:value="34" calcext:value-type="float">
            <text:p>34</text:p>
          </table:table-cell>
          <table:table-cell office:value-type="percentage" office:value="0.496553" calcext:value-type="percentage">
            <text:p>49.66%</text:p>
          </table:table-cell>
          <table:table-cell office:value-type="string" calcext:value-type="string">
            <text:p>1-bit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10:59:40.687197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1:11:36.040263792</meta:creation-date>
    <meta:editing-duration>PT8H17M7S</meta:editing-duration>
    <meta:editing-cycles>5</meta:editing-cycles>
    <meta:generator>LibreOffice/5.1.6.2$Linux_X86_64 LibreOffice_project/10m0$Build-2</meta:generator>
    <dc:date>2018-09-19T17:09:04.207956909</dc:date>
    <meta:document-statistic meta:table-count="1" meta:cell-count="400" meta:object-count="0"/>
  </office:meta>
</office:document-meta>
</file>